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Clark</text:p>
          </table:table-cell>
          <table:table-cell table:style-name="ce1" office:value-type="string" calcext:value-type="string">
            <text:p>Type Tagger 1</text:p>
          </table:table-cell>
          <table:table-cell table:style-name="ce1" office:value-type="string" calcext:value-type="string">
            <text:p>Type Tagger 2</text:p>
          </table:table-cell>
          <table:table-cell table:style-name="ce1" office:value-type="string" calcext:value-type="string">
            <text:p>Type Tagger 3</text:p>
          </table:table-cell>
        </table:table-row>
        <table:table-row table:style-name="ro1">
          <table:table-cell office:value-type="string" calcext:value-type="string">
            <text:p>Arabic</text:p>
          </table:table-cell>
          <table:table-cell office:value-type="string" calcext:value-type="string">
            <text:p>43.73812713711532</text:p>
          </table:table-cell>
          <table:table-cell/>
          <table:table-cell office:value-type="string" calcext:value-type="string">
            <text:p>36.74138655042093</text:p>
          </table:table-cell>
          <table:table-cell office:value-type="string" calcext:value-type="string">
            <text:p>38.81251374752544</text:p>
          </table:table-cell>
          <table:table-cell office:value-type="float" office:value="44.4494990901638" calcext:value-type="float">
            <text:p>44.4494990902</text:p>
          </table:table-cell>
        </table:table-row>
        <table:table-row table:style-name="ro1">
          <table:table-cell office:value-type="string" calcext:value-type="string">
            <text:p>Br. Portuguese</text:p>
          </table:table-cell>
          <table:table-cell office:value-type="string" calcext:value-type="string">
            <text:p>50.73297801065968</text:p>
          </table:table-cell>
          <table:table-cell/>
          <table:table-cell office:value-type="string" calcext:value-type="string">
            <text:p>45.323640290791275</text:p>
          </table:table-cell>
          <table:table-cell office:value-type="string" calcext:value-type="string">
            <text:p>39.904802855914326</text:p>
          </table:table-cell>
          <table:table-cell office:value-type="float" office:value="39.503314900553" calcext:value-type="float">
            <text:p>39.5033149006</text:p>
          </table:table-cell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51.334229986550206</text:p>
          </table:table-cell>
          <table:table-cell/>
          <table:table-cell office:value-type="string" calcext:value-type="string">
            <text:p>51.41772873406899</text:p>
          </table:table-cell>
          <table:table-cell office:value-type="string" calcext:value-type="string">
            <text:p>54.232686509702354</text:p>
          </table:table-cell>
          <table:table-cell office:value-type="float" office:value="55.488667669985" calcext:value-type="float">
            <text:p>55.48866767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46.4698735544256</text:p>
          </table:table-cell>
          <table:table-cell/>
          <table:table-cell office:value-type="string" calcext:value-type="string">
            <text:p>35.775247866324676</text:p>
          </table:table-cell>
          <table:table-cell office:value-type="string" calcext:value-type="string">
            <text:p>41.65654202102927</text:p>
          </table:table-cell>
          <table:table-cell office:value-type="float" office:value="39.0896318628848" calcext:value-type="float">
            <text:p>39.0896318629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50.65474017889732</text:p>
          </table:table-cell>
          <table:table-cell/>
          <table:table-cell office:value-type="string" calcext:value-type="string">
            <text:p>52.095718564221535</text:p>
          </table:table-cell>
          <table:table-cell office:value-type="string" calcext:value-type="string">
            <text:p>54.09218861717074</text:p>
          </table:table-cell>
          <table:table-cell office:value-type="float" office:value="55.8611620825688" calcext:value-type="float">
            <text:p>55.8611620826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53.513162170945726</text:p>
          </table:table-cell>
          <table:table-cell/>
          <table:table-cell office:value-type="string" calcext:value-type="string">
            <text:p>45.043373915652104</text:p>
          </table:table-cell>
          <table:table-cell office:value-type="string" calcext:value-type="string">
            <text:p>49.5097622559436</text:p>
          </table:table-cell>
          <table:table-cell office:value-type="float" office:value="50.7747306317342" calcext:value-type="float">
            <text:p>50.7747306317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39.095522611934705</text:p>
          </table:table-cell>
          <table:table-cell/>
          <table:table-cell office:value-type="string" calcext:value-type="string">
            <text:p>43.70940726481838</text:p>
          </table:table-cell>
          <table:table-cell office:value-type="string" calcext:value-type="string">
            <text:p>46.84582885427864</text:p>
          </table:table-cell>
          <table:table-cell office:value-type="float" office:value="51.0982225444364" calcext:value-type="float">
            <text:p>51.0982225444</text:p>
          </table:table-cell>
        </table:table-row>
        <table:table-row table:style-name="ro1">
          <table:table-cell office:value-type="string" calcext:value-type="string">
            <text:p>Hindi</text:p>
          </table:table-cell>
          <table:table-cell office:value-type="string" calcext:value-type="string">
            <text:p>42.96142231466112</text:p>
          </table:table-cell>
          <table:table-cell/>
          <table:table-cell office:value-type="string" calcext:value-type="string">
            <text:p>44.866308021518705</text:p>
          </table:table-cell>
          <table:table-cell office:value-type="string" calcext:value-type="string">
            <text:p>36.65930044197348</text:p>
          </table:table-cell>
          <table:table-cell office:value-type="float" office:value="48.4910905345679" calcext:value-type="float">
            <text:p>48.4910905346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45.34827325863371</text:p>
          </table:table-cell>
          <table:table-cell/>
          <table:table-cell office:value-type="string" calcext:value-type="string">
            <text:p>37.4638126809366</text:p>
          </table:table-cell>
          <table:table-cell office:value-type="string" calcext:value-type="string">
            <text:p>38.46030769846151</text:p>
          </table:table-cell>
          <table:table-cell office:value-type="float" office:value="39.6278018609907" calcext:value-type="float">
            <text:p>39.627801861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string" calcext:value-type="string">
            <text:p>49.755024497550245</text:p>
          </table:table-cell>
          <table:table-cell/>
          <table:table-cell office:value-type="string" calcext:value-type="string">
            <text:p>47.42725727427257</text:p>
          </table:table-cell>
          <table:table-cell office:value-type="string" calcext:value-type="string">
            <text:p>53.45265473452655</text:p>
          </table:table-cell>
          <table:table-cell office:value-type="float" office:value="56.8733126687331" calcext:value-type="float">
            <text:p>56.8733126687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string" calcext:value-type="string">
            <text:p>49.37977170799022</text:p>
          </table:table-cell>
          <table:table-cell/>
          <table:table-cell office:value-type="string" calcext:value-type="string">
            <text:p>36.944706935257265</text:p>
          </table:table-cell>
          <table:table-cell office:value-type="string" calcext:value-type="string">
            <text:p>38.391156309529165</text:p>
          </table:table-cell>
          <table:table-cell office:value-type="float" office:value="39.6866109686161" calcext:value-type="float">
            <text:p>39.6866109686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string" calcext:value-type="string">
            <text:p>39.768005799855004</text:p>
          </table:table-cell>
          <table:table-cell/>
          <table:table-cell office:value-type="string" calcext:value-type="string">
            <text:p>32.00619984500388</text:p>
          </table:table-cell>
          <table:table-cell office:value-type="string" calcext:value-type="string">
            <text:p>33.89765255868603</text:p>
          </table:table-cell>
          <table:table-cell office:value-type="float" office:value="40.8969775755606" calcext:value-type="float">
            <text:p>40.8969775756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42.242719660042496</text:p>
          </table:table-cell>
          <table:table-cell/>
          <table:table-cell office:value-type="string" calcext:value-type="string">
            <text:p>35.01812273465817</text:p>
          </table:table-cell>
          <table:table-cell office:value-type="string" calcext:value-type="string">
            <text:p>37.025371828521436</text:p>
          </table:table-cell>
          <table:table-cell office:value-type="float" office:value="44.6814148231471" calcext:value-type="float">
            <text:p>44.6814148231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52.78258261260811</text:p>
          </table:table-cell>
          <table:table-cell/>
          <table:table-cell office:value-type="string" calcext:value-type="string">
            <text:p>44.35134729790531</text:p>
          </table:table-cell>
          <table:table-cell office:value-type="string" calcext:value-type="string">
            <text:p>49.332100184972255</text:p>
          </table:table-cell>
          <table:table-cell office:value-type="float" office:value="50.4959256111583" calcext:value-type="float">
            <text:p>50.4959256112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formula="of:=([.B2]+[.B3]+[.B4]+[.B5]+[.B6]+[.B7]+[.B8]+[.B9]+[.B10]+[.B11]+[.B12]+[.B13]+[.B14]+[.B15])/14" office:value-type="float" office:value="46.9840309644193" calcext:value-type="float">
            <text:p>46.9840309644</text:p>
          </table:table-cell>
          <table:table-cell/>
          <table:table-cell table:formula="of:=([.D2]+[.D3]+[.D4]+[.D5]+[.D6]+[.D7]+[.D8]+[.D9]+[.D10]+[.D11]+[.D12]+[.D13]+[.D14]+[.D15])/14" office:value-type="float" office:value="42.0131612839893" calcext:value-type="float">
            <text:p>42.013161284</text:p>
          </table:table-cell>
          <table:table-cell table:formula="of:=([.E2]+[.E3]+[.E4]+[.E5]+[.E6]+[.E7]+[.E8]+[.E9]+[.E10]+[.E11]+[.E12]+[.E13]+[.E14]+[.E15])/14" office:value-type="float" office:value="43.7337763298739" calcext:value-type="float">
            <text:p>43.7337763299</text:p>
          </table:table-cell>
          <table:table-cell table:formula="of:=([.F2]+[.F3]+[.F4]+[.F5]+[.F6]+[.F7]+[.F8]+[.F9]+[.F10]+[.F11]+[.F12]+[.F13]+[.F14]+[.F15])/14" office:value-type="float" office:value="46.9298830589357" calcext:value-type="float">
            <text:p>46.9298830589</text:p>
          </table:table-cell>
        </table:table-row>
        <table:table-row table:style-name="ro1">
          <table:table-cell office:value-type="string" calcext:value-type="string">
            <text:p>Standard dev.</text:p>
          </table:table-cell>
          <table:table-cell table:formula="of:=SQRT((([.B2]-[.B16])^2+([.B3]-[.B16])^2+([.B4]-[.B16])^2+([.B5]-[.B16])^2+([.B6]-[.B16])^2+([.B7]-[.B16])^2+([.B8]-[.B16])^2+([.B9]-[.B16])^2+([.B10]-[.B16])^2+([.B11]-[.B16])^2+([.B12]-[.B16])^2+([.B13]-[.B16])^2+([.B14]-[.B16])^2+([.B15]-[.B16])^2)/14)" office:value-type="float" office:value="4.64881417469696" calcext:value-type="float">
            <text:p>4.6488141747</text:p>
          </table:table-cell>
          <table:table-cell/>
          <table:table-cell table:formula="of:=SQRT((([.D2]-[.D16])^2+([.D3]-[.D16])^2+([.D4]-[.D16])^2+([.D5]-[.D16])^2+([.D6]-[.D16])^2+([.D7]-[.D16])^2+([.D8]-[.D16])^2+([.D9]-[.D16])^2+([.D10]-[.D16])^2+([.D11]-[.D16])^2+([.D12]-[.D16])^2+([.D13]-[.D16])^2+([.D14]-[.D16])^2+([.D15]-[.D16])^2)/14)" office:value-type="float" office:value="6.08394475199082" calcext:value-type="float">
            <text:p>6.083944752</text:p>
          </table:table-cell>
          <table:table-cell table:formula="of:=SQRT((([.E2]-[.E16])^2+([.E3]-[.E16])^2+([.E4]-[.E16])^2+([.E5]-[.E16])^2+([.E6]-[.E16])^2+([.E7]-[.E16])^2+([.E8]-[.E16])^2+([.E9]-[.E16])^2+([.E10]-[.E16])^2+([.E11]-[.E16])^2+([.E12]-[.E16])^2+([.E13]-[.E16])^2+([.E14]-[.E16])^2+([.E15]-[.E16])^2)/14)" office:value-type="float" office:value="6.95760934135492" calcext:value-type="float">
            <text:p>6.9576093414</text:p>
          </table:table-cell>
          <table:table-cell table:formula="of:=SQRT((([.F2]-[.F16])^2+([.F3]-[.F16])^2+([.F4]-[.F16])^2+([.F5]-[.F16])^2+([.F6]-[.F16])^2+([.F7]-[.F16])^2+([.F8]-[.F16])^2+([.F9]-[.F16])^2+([.F10]-[.F16])^2+([.F11]-[.F16])^2+([.F12]-[.F16])^2+([.F13]-[.F16])^2+([.F14]-[.F16])^2+([.F15]-[.F16])^2)/14)" office:value-type="float" office:value="6.37639039766053" calcext:value-type="float">
            <text:p>6.37639039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24"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24P0"/>
    </number:currency-style>
    <number:currency-style style:name="N126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26"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6P0"/>
    </number:currency-style>
    <number:currency-style style:name="N127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27">
      <style:text-properties fo:color="#ff0000"/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27P0"/>
    </number:currency-style>
    <number:currency-style style:name="N128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28">
      <style:text-properties fo:color="#ff0000"/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8P0"/>
    </number:currency-style>
    <number:currency-style style:name="N130P0" style:volatile="true"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30">
      <style:text-properties fo:color="#ff0000"/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  <number:text>-</number:text>
      <style:map style:condition="value()&gt;=0" style:apply-style-name="N13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00:06:58.924185453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4:04:13.646333013</meta:creation-date>
    <meta:generator>LibreOffice/5.1.6.2$Linux_X86_64 LibreOffice_project/10m0$Build-2</meta:generator>
    <dc:date>2017-03-04T00:07:14.897205835</dc:date>
    <meta:editing-duration>PT4H34M55S</meta:editing-duration>
    <meta:editing-cycles>8</meta:editing-cycles>
    <meta:document-statistic meta:table-count="1" meta:cell-count="86" meta:object-count="0"/>
  </office:meta>
</office:document-meta>
</file>